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Pai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*([.A2]-1)/2" office:value-type="float" office:value="1" calcext:value-type="float">
            <text:p>1</text:p>
          </table:table-cell>
          <table:table-cell table:formula="of:=SQRT(1+8*[.B2])/2+1/2" office:value-type="float" office:value="2" calcext:value-type="float">
            <text:p>2</text:p>
          </table:table-cell>
          <table:table-cell table:formula="of:=8*[.B2]"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*([.A3]-1)/2" office:value-type="float" office:value="3" calcext:value-type="float">
            <text:p>3</text:p>
          </table:table-cell>
          <table:table-cell table:formula="of:=SQRT(1+8*[.B3])/2+1/2" office:value-type="float" office:value="3" calcext:value-type="float">
            <text:p>3</text:p>
          </table:table-cell>
          <table:table-cell table:formula="of:=8*[.B3]"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*([.A4]-1)/2" office:value-type="float" office:value="6" calcext:value-type="float">
            <text:p>6</text:p>
          </table:table-cell>
          <table:table-cell table:formula="of:=SQRT(1+8*[.B4])/2+1/2" office:value-type="float" office:value="4" calcext:value-type="float">
            <text:p>4</text:p>
          </table:table-cell>
          <table:table-cell table:formula="of:=8*[.B4]"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*([.A5]-1)/2" office:value-type="float" office:value="10" calcext:value-type="float">
            <text:p>10</text:p>
          </table:table-cell>
          <table:table-cell table:formula="of:=SQRT(1+8*[.B5])/2+1/2" office:value-type="float" office:value="5" calcext:value-type="float">
            <text:p>5</text:p>
          </table:table-cell>
          <table:table-cell table:formula="of:=8*[.B5]" office:value-type="float" office:value="80" calcext:value-type="float">
            <text:p>8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]*([.A6]-1)/2" office:value-type="float" office:value="15" calcext:value-type="float">
            <text:p>15</text:p>
          </table:table-cell>
          <table:table-cell table:formula="of:=SQRT(1+8*[.B6])/2+1/2" office:value-type="float" office:value="6" calcext:value-type="float">
            <text:p>6</text:p>
          </table:table-cell>
          <table:table-cell table:formula="of:=8*[.B6]"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*([.A7]-1)/2" office:value-type="float" office:value="21" calcext:value-type="float">
            <text:p>21</text:p>
          </table:table-cell>
          <table:table-cell table:formula="of:=SQRT(1+8*[.B7])/2+1/2" office:value-type="float" office:value="7" calcext:value-type="float">
            <text:p>7</text:p>
          </table:table-cell>
          <table:table-cell table:formula="of:=8*[.B7]" office:value-type="float" office:value="168" calcext:value-type="float">
            <text:p>16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*([.A8]-1)/2" office:value-type="float" office:value="28" calcext:value-type="float">
            <text:p>28</text:p>
          </table:table-cell>
          <table:table-cell table:formula="of:=SQRT(1+8*[.B8])/2+1/2" office:value-type="float" office:value="8" calcext:value-type="float">
            <text:p>8</text:p>
          </table:table-cell>
          <table:table-cell table:formula="of:=8*[.B8]" office:value-type="float" office:value="224" calcext:value-type="float">
            <text:p>2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*([.A9]-1)/2" office:value-type="float" office:value="36" calcext:value-type="float">
            <text:p>36</text:p>
          </table:table-cell>
          <table:table-cell table:formula="of:=SQRT(1+8*[.B9])/2+1/2" office:value-type="float" office:value="9" calcext:value-type="float">
            <text:p>9</text:p>
          </table:table-cell>
          <table:table-cell table:formula="of:=8*[.B9]" office:value-type="float" office:value="288" calcext:value-type="float">
            <text:p>28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*([.A10]-1)/2" office:value-type="float" office:value="45" calcext:value-type="float">
            <text:p>45</text:p>
          </table:table-cell>
          <table:table-cell table:formula="of:=SQRT(1+8*[.B10])/2+1/2" office:value-type="float" office:value="10" calcext:value-type="float">
            <text:p>10</text:p>
          </table:table-cell>
          <table:table-cell table:formula="of:=8*[.B10]" office:value-type="float" office:value="360" calcext:value-type="float">
            <text:p>36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1]*([.A11]-1)/2" office:value-type="float" office:value="190" calcext:value-type="float">
            <text:p>190</text:p>
          </table:table-cell>
          <table:table-cell table:formula="of:=SQRT(1+8*[.B11])/2+1/2" office:value-type="float" office:value="20" calcext:value-type="float">
            <text:p>20</text:p>
          </table:table-cell>
          <table:table-cell table:formula="of:=8*[.B11]/1024" office:value-type="float" office:value="1.484375" calcext:value-type="float">
            <text:p>1,484375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2]*([.A12]-1)/2" office:value-type="float" office:value="435" calcext:value-type="float">
            <text:p>435</text:p>
          </table:table-cell>
          <table:table-cell table:formula="of:=SQRT(1+8*[.B12])/2+1/2" office:value-type="float" office:value="30" calcext:value-type="float">
            <text:p>30</text:p>
          </table:table-cell>
          <table:table-cell table:formula="of:=8*[.B12]/1024" office:value-type="float" office:value="3.3984375" calcext:value-type="float">
            <text:p>3,3984375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3]*([.A13]-1)/2" office:value-type="float" office:value="780" calcext:value-type="float">
            <text:p>780</text:p>
          </table:table-cell>
          <table:table-cell table:formula="of:=SQRT(1+8*[.B13])/2+1/2" office:value-type="float" office:value="40" calcext:value-type="float">
            <text:p>40</text:p>
          </table:table-cell>
          <table:table-cell table:formula="of:=8*[.B13]/1024" office:value-type="float" office:value="6.09375" calcext:value-type="float">
            <text:p>6,09375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4]*([.A14]-1)/2" office:value-type="float" office:value="1225" calcext:value-type="float">
            <text:p>1225</text:p>
          </table:table-cell>
          <table:table-cell table:formula="of:=SQRT(1+8*[.B14])/2+1/2" office:value-type="float" office:value="50" calcext:value-type="float">
            <text:p>50</text:p>
          </table:table-cell>
          <table:table-cell table:formula="of:=8*[.B14]/1024" office:value-type="float" office:value="9.5703125" calcext:value-type="float">
            <text:p>9,5703125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5]*([.A15]-1)/2" office:value-type="float" office:value="1770" calcext:value-type="float">
            <text:p>1770</text:p>
          </table:table-cell>
          <table:table-cell table:formula="of:=SQRT(1+8*[.B15])/2+1/2" office:value-type="float" office:value="60" calcext:value-type="float">
            <text:p>60</text:p>
          </table:table-cell>
          <table:table-cell table:formula="of:=8*[.B15]/1024" office:value-type="float" office:value="13.828125" calcext:value-type="float">
            <text:p>13,828125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6]*([.A16]-1)/2" office:value-type="float" office:value="2415" calcext:value-type="float">
            <text:p>2415</text:p>
          </table:table-cell>
          <table:table-cell table:formula="of:=SQRT(1+8*[.B16])/2+1/2" office:value-type="float" office:value="70" calcext:value-type="float">
            <text:p>70</text:p>
          </table:table-cell>
          <table:table-cell table:formula="of:=8*[.B16]/1024" office:value-type="float" office:value="18.8671875" calcext:value-type="float">
            <text:p>18,8671875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7]*([.A17]-1)/2" office:value-type="float" office:value="3160" calcext:value-type="float">
            <text:p>3160</text:p>
          </table:table-cell>
          <table:table-cell table:formula="of:=SQRT(1+8*[.B17])/2+1/2" office:value-type="float" office:value="80" calcext:value-type="float">
            <text:p>80</text:p>
          </table:table-cell>
          <table:table-cell table:formula="of:=8*[.B17]/1024" office:value-type="float" office:value="24.6875" calcext:value-type="float">
            <text:p>24,6875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8]*([.A18]-1)/2" office:value-type="float" office:value="4005" calcext:value-type="float">
            <text:p>4005</text:p>
          </table:table-cell>
          <table:table-cell table:formula="of:=SQRT(1+8*[.B18])/2+1/2" office:value-type="float" office:value="90" calcext:value-type="float">
            <text:p>90</text:p>
          </table:table-cell>
          <table:table-cell table:formula="of:=8*[.B18]/1024" office:value-type="float" office:value="31.2890625" calcext:value-type="float">
            <text:p>31,2890625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9]*([.A19]-1)/2" office:value-type="float" office:value="4950" calcext:value-type="float">
            <text:p>4950</text:p>
          </table:table-cell>
          <table:table-cell table:formula="of:=SQRT(1+8*[.B19])/2+1/2" office:value-type="float" office:value="100" calcext:value-type="float">
            <text:p>100</text:p>
          </table:table-cell>
          <table:table-cell table:formula="of:=8*[.B19]/1024" office:value-type="float" office:value="38.671875" calcext:value-type="float">
            <text:p>38,671875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]*([.A20]-1)/2" office:value-type="float" office:value="19900" calcext:value-type="float">
            <text:p>19900</text:p>
          </table:table-cell>
          <table:table-cell table:formula="of:=SQRT(1+8*[.B20])/2+1/2" office:value-type="float" office:value="200" calcext:value-type="float">
            <text:p>200</text:p>
          </table:table-cell>
          <table:table-cell table:formula="of:=8*[.B20]/1024" office:value-type="float" office:value="155.46875" calcext:value-type="float">
            <text:p>155,46875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21]*([.A21]-1)/2" office:value-type="float" office:value="44850" calcext:value-type="float">
            <text:p>44850</text:p>
          </table:table-cell>
          <table:table-cell table:formula="of:=SQRT(1+8*[.B21])/2+1/2" office:value-type="float" office:value="300" calcext:value-type="float">
            <text:p>300</text:p>
          </table:table-cell>
          <table:table-cell table:formula="of:=8*[.B21]/1024" office:value-type="float" office:value="350.390625" calcext:value-type="float">
            <text:p>350,390625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22]*([.A22]-1)/2" office:value-type="float" office:value="79800" calcext:value-type="float">
            <text:p>79800</text:p>
          </table:table-cell>
          <table:table-cell table:formula="of:=SQRT(1+8*[.B22])/2+1/2" office:value-type="float" office:value="400" calcext:value-type="float">
            <text:p>400</text:p>
          </table:table-cell>
          <table:table-cell table:formula="of:=8*[.B22]/1024" office:value-type="float" office:value="623.4375" calcext:value-type="float">
            <text:p>623,4375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23]*([.A23]-1)/2" office:value-type="float" office:value="124750" calcext:value-type="float">
            <text:p>124750</text:p>
          </table:table-cell>
          <table:table-cell table:formula="of:=SQRT(1+8*[.B23])/2+1/2" office:value-type="float" office:value="500" calcext:value-type="float">
            <text:p>500</text:p>
          </table:table-cell>
          <table:table-cell table:formula="of:=8*[.B23]/1024" office:value-type="float" office:value="974.609375" calcext:value-type="float">
            <text:p>974,609375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24]*([.A24]-1)/2" office:value-type="float" office:value="179700" calcext:value-type="float">
            <text:p>179700</text:p>
          </table:table-cell>
          <table:table-cell table:formula="of:=SQRT(1+8*[.B24])/2+1/2" office:value-type="float" office:value="600" calcext:value-type="float">
            <text:p>600</text:p>
          </table:table-cell>
          <table:table-cell table:formula="of:=8*[.B24]/(1024*1024)" office:value-type="float" office:value="1.37100219726563" calcext:value-type="float">
            <text:p>1,37100219726563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25]*([.A25]-1)/2" office:value-type="float" office:value="244650" calcext:value-type="float">
            <text:p>244650</text:p>
          </table:table-cell>
          <table:table-cell table:formula="of:=SQRT(1+8*[.B25])/2+1/2" office:value-type="float" office:value="700" calcext:value-type="float">
            <text:p>700</text:p>
          </table:table-cell>
          <table:table-cell table:formula="of:=8*[.B25]/(1024*1024)" office:value-type="float" office:value="1.86653137207031" calcext:value-type="float">
            <text:p>1,86653137207031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26]*([.A26]-1)/2" office:value-type="float" office:value="319600" calcext:value-type="float">
            <text:p>319600</text:p>
          </table:table-cell>
          <table:table-cell table:formula="of:=SQRT(1+8*[.B26])/2+1/2" office:value-type="float" office:value="800" calcext:value-type="float">
            <text:p>800</text:p>
          </table:table-cell>
          <table:table-cell table:formula="of:=8*[.B26]/(1024*1024)" office:value-type="float" office:value="2.4383544921875" calcext:value-type="float">
            <text:p>2,4383544921875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27]*([.A27]-1)/2" office:value-type="float" office:value="404550" calcext:value-type="float">
            <text:p>404550</text:p>
          </table:table-cell>
          <table:table-cell table:formula="of:=SQRT(1+8*[.B27])/2+1/2" office:value-type="float" office:value="900" calcext:value-type="float">
            <text:p>900</text:p>
          </table:table-cell>
          <table:table-cell table:formula="of:=8*[.B27]/(1024*1024)" office:value-type="float" office:value="3.08647155761719" calcext:value-type="float">
            <text:p>3,08647155761719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28]*([.A28]-1)/2" office:value-type="float" office:value="499500" calcext:value-type="float">
            <text:p>499500</text:p>
          </table:table-cell>
          <table:table-cell table:formula="of:=SQRT(1+8*[.B28])/2+1/2" office:value-type="float" office:value="1000" calcext:value-type="float">
            <text:p>1000</text:p>
          </table:table-cell>
          <table:table-cell table:formula="of:=8*[.B28]/(1024*1024)" office:value-type="float" office:value="3.81088256835937" calcext:value-type="float">
            <text:p>3,81088256835937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29]*([.A29]-1)/2" office:value-type="float" office:value="1999000" calcext:value-type="float">
            <text:p>1999000</text:p>
          </table:table-cell>
          <table:table-cell table:formula="of:=SQRT(1+8*[.B29])/2+1/2" office:value-type="float" office:value="2000" calcext:value-type="float">
            <text:p>2000</text:p>
          </table:table-cell>
          <table:table-cell table:formula="of:=8*[.B29]/(1024*1024)" office:value-type="float" office:value="15.2511596679688" calcext:value-type="float">
            <text:p>15,2511596679688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30]*([.A30]-1)/2" office:value-type="float" office:value="4498500" calcext:value-type="float">
            <text:p>4498500</text:p>
          </table:table-cell>
          <table:table-cell table:formula="of:=SQRT(1+8*[.B30])/2+1/2" office:value-type="float" office:value="3000" calcext:value-type="float">
            <text:p>3000</text:p>
          </table:table-cell>
          <table:table-cell table:formula="of:=8*[.B30]/(1024*1024)" office:value-type="float" office:value="34.3208312988281" calcext:value-type="float">
            <text:p>34,3208312988281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A31]*([.A31]-1)/2" office:value-type="float" office:value="7998000" calcext:value-type="float">
            <text:p>7998000</text:p>
          </table:table-cell>
          <table:table-cell table:formula="of:=SQRT(1+8*[.B31])/2+1/2" office:value-type="float" office:value="4000" calcext:value-type="float">
            <text:p>4000</text:p>
          </table:table-cell>
          <table:table-cell table:formula="of:=8*[.B31]/(1024*1024)" office:value-type="float" office:value="61.0198974609375" calcext:value-type="float">
            <text:p>61,0198974609375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A32]*([.A32]-1)/2" office:value-type="float" office:value="12497500" calcext:value-type="float">
            <text:p>12497500</text:p>
          </table:table-cell>
          <table:table-cell table:formula="of:=SQRT(1+8*[.B32])/2+1/2" office:value-type="float" office:value="5000" calcext:value-type="float">
            <text:p>5000</text:p>
          </table:table-cell>
          <table:table-cell table:formula="of:=8*[.B32]/(1024*1024)" office:value-type="float" office:value="95.3483581542969" calcext:value-type="float">
            <text:p>95,3483581542969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A33]*([.A33]-1)/2" office:value-type="float" office:value="17997000" calcext:value-type="float">
            <text:p>17997000</text:p>
          </table:table-cell>
          <table:table-cell table:formula="of:=SQRT(1+8*[.B33])/2+1/2" office:value-type="float" office:value="6000" calcext:value-type="float">
            <text:p>6000</text:p>
          </table:table-cell>
          <table:table-cell table:formula="of:=8*[.B33]/(1024*1024)" office:value-type="float" office:value="137.306213378906" calcext:value-type="float">
            <text:p>137,306213378906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A34]*([.A34]-1)/2" office:value-type="float" office:value="24496500" calcext:value-type="float">
            <text:p>24496500</text:p>
          </table:table-cell>
          <table:table-cell table:formula="of:=SQRT(1+8*[.B34])/2+1/2" office:value-type="float" office:value="7000" calcext:value-type="float">
            <text:p>7000</text:p>
          </table:table-cell>
          <table:table-cell table:formula="of:=8*[.B34]/(1024*1024)" office:value-type="float" office:value="186.893463134766" calcext:value-type="float">
            <text:p>186,893463134766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A35]*([.A35]-1)/2" office:value-type="float" office:value="31996000" calcext:value-type="float">
            <text:p>31996000</text:p>
          </table:table-cell>
          <table:table-cell table:formula="of:=SQRT(1+8*[.B35])/2+1/2" office:value-type="float" office:value="8000" calcext:value-type="float">
            <text:p>8000</text:p>
          </table:table-cell>
          <table:table-cell table:formula="of:=8*[.B35]/(1024*1024)" office:value-type="float" office:value="244.110107421875" calcext:value-type="float">
            <text:p>244,110107421875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A36]*([.A36]-1)/2" office:value-type="float" office:value="40495500" calcext:value-type="float">
            <text:p>40495500</text:p>
          </table:table-cell>
          <table:table-cell table:formula="of:=SQRT(1+8*[.B36])/2+1/2" office:value-type="float" office:value="9000" calcext:value-type="float">
            <text:p>9000</text:p>
          </table:table-cell>
          <table:table-cell table:formula="of:=8*[.B36]/(1024*1024)" office:value-type="float" office:value="308.956146240234" calcext:value-type="float">
            <text:p>308,956146240234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37]*([.A37]-1)/2" office:value-type="float" office:value="49995000" calcext:value-type="float">
            <text:p>49995000</text:p>
          </table:table-cell>
          <table:table-cell table:formula="of:=SQRT(1+8*[.B37])/2+1/2" office:value-type="float" office:value="10000" calcext:value-type="float">
            <text:p>10000</text:p>
          </table:table-cell>
          <table:table-cell table:formula="of:=8*[.B37]/(1024*1024)" office:value-type="float" office:value="381.431579589844" calcext:value-type="float">
            <text:p>381,431579589844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A38]*([.A38]-1)/2" office:value-type="float" office:value="199990000" calcext:value-type="float">
            <text:p>199990000</text:p>
          </table:table-cell>
          <table:table-cell table:formula="of:=SQRT(1+8*[.B38])/2+1/2" office:value-type="float" office:value="20000" calcext:value-type="float">
            <text:p>20000</text:p>
          </table:table-cell>
          <table:table-cell table:formula="of:=8*[.B38]/(1024*1024*1024)" office:value-type="float" office:value="1.4900416135788" calcext:value-type="float">
            <text:p>1,4900416135788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A39]*([.A39]-1)/2" office:value-type="float" office:value="449985000" calcext:value-type="float">
            <text:p>449985000</text:p>
          </table:table-cell>
          <table:table-cell table:formula="of:=SQRT(1+8*[.B39])/2+1/2" office:value-type="float" office:value="30000" calcext:value-type="float">
            <text:p>30000</text:p>
          </table:table-cell>
          <table:table-cell table:formula="of:=8*[.B39]/(1024*1024*1024)" office:value-type="float" office:value="3.35264950990677" calcext:value-type="float">
            <text:p>3,35264950990677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[.A40]*([.A40]-1)/2" office:value-type="float" office:value="799980000" calcext:value-type="float">
            <text:p>799980000</text:p>
          </table:table-cell>
          <table:table-cell table:formula="of:=SQRT(1+8*[.B40])/2+1/2" office:value-type="float" office:value="40000" calcext:value-type="float">
            <text:p>40000</text:p>
          </table:table-cell>
          <table:table-cell table:formula="of:=8*[.B40]/(1024*1024*1024)" office:value-type="float" office:value="5.96031546592712" calcext:value-type="float">
            <text:p>5,96031546592712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A41]*([.A41]-1)/2" office:value-type="float" office:value="1249975000" calcext:value-type="float">
            <text:p>1249975000</text:p>
          </table:table-cell>
          <table:table-cell table:formula="of:=SQRT(1+8*[.B41])/2+1/2" office:value-type="float" office:value="50000" calcext:value-type="float">
            <text:p>50000</text:p>
          </table:table-cell>
          <table:table-cell table:formula="of:=8*[.B41]/(1024*1024*1024)" office:value-type="float" office:value="9.31303948163986" calcext:value-type="float">
            <text:p>9,31303948163986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[.A42]*([.A42]-1)/2" office:value-type="float" office:value="1799970000" calcext:value-type="float">
            <text:p>1799970000</text:p>
          </table:table-cell>
          <table:table-cell table:formula="of:=SQRT(1+8*[.B42])/2+1/2" office:value-type="float" office:value="60000" calcext:value-type="float">
            <text:p>60000</text:p>
          </table:table-cell>
          <table:table-cell table:formula="of:=8*[.B42]/(1024*1024*1024)" office:value-type="float" office:value="13.410821557045" calcext:value-type="float">
            <text:p>13,410821557045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[.A43]*([.A43]-1)/2" office:value-type="float" office:value="2449965000" calcext:value-type="float">
            <text:p>2449965000</text:p>
          </table:table-cell>
          <table:table-cell table:formula="of:=SQRT(1+8*[.B43])/2+1/2" office:value-type="float" office:value="70000" calcext:value-type="float">
            <text:p>70000</text:p>
          </table:table-cell>
          <table:table-cell table:formula="of:=8*[.B43]/(1024*1024*1024)" office:value-type="float" office:value="18.2536616921425" calcext:value-type="float">
            <text:p>18,2536616921425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[.A44]*([.A44]-1)/2" office:value-type="float" office:value="3199960000" calcext:value-type="float">
            <text:p>3199960000</text:p>
          </table:table-cell>
          <table:table-cell table:formula="of:=SQRT(1+8*[.B44])/2+1/2" office:value-type="float" office:value="80000" calcext:value-type="float">
            <text:p>80000</text:p>
          </table:table-cell>
          <table:table-cell table:formula="of:=8*[.B44]/(1024*1024*1024)" office:value-type="float" office:value="23.8415598869324" calcext:value-type="float">
            <text:p>23,8415598869324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[.A45]*([.A45]-1)/2" office:value-type="float" office:value="4049955000" calcext:value-type="float">
            <text:p>4049955000</text:p>
          </table:table-cell>
          <table:table-cell table:formula="of:=SQRT(1+8*[.B45])/2+1/2" office:value-type="float" office:value="90000" calcext:value-type="float">
            <text:p>90000</text:p>
          </table:table-cell>
          <table:table-cell table:formula="of:=8*[.B45]/(1024*1024*1024)" office:value-type="float" office:value="30.1745161414146" calcext:value-type="float">
            <text:p>30,1745161414146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46]*([.A46]-1)/2" office:value-type="float" office:value="4999950000" calcext:value-type="float">
            <text:p>4999950000</text:p>
          </table:table-cell>
          <table:table-cell table:formula="of:=SQRT(1+8*[.B46])/2+1/2" office:value-type="float" office:value="100000" calcext:value-type="float">
            <text:p>100000</text:p>
          </table:table-cell>
          <table:table-cell table:formula="of:=8*[.B46]/(1024*1024*1024)" office:value-type="float" office:value="37.2525304555893" calcext:value-type="float">
            <text:p>37,2525304555893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A47]*([.A47]-1)/2" office:value-type="float" office:value="19999900000" calcext:value-type="float">
            <text:p>19999900000</text:p>
          </table:table-cell>
          <table:table-cell table:formula="of:=SQRT(1+8*[.B47])/2+1/2" office:value-type="float" office:value="200000" calcext:value-type="float">
            <text:p>200000</text:p>
          </table:table-cell>
          <table:table-cell table:formula="of:=8*[.B47]/(1024*1024*1024)" office:value-type="float" office:value="149.010866880417" calcext:value-type="float">
            <text:p>149,010866880417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formula="of:=[.A48]*([.A48]-1)/2" office:value-type="float" office:value="44999850000" calcext:value-type="float">
            <text:p>44999850000</text:p>
          </table:table-cell>
          <table:table-cell table:formula="of:=SQRT(1+8*[.B48])/2+1/2" office:value-type="float" office:value="300000" calcext:value-type="float">
            <text:p>300000</text:p>
          </table:table-cell>
          <table:table-cell table:formula="of:=8*[.B48]/(1024*1024*1024)" office:value-type="float" office:value="335.275009274483" calcext:value-type="float">
            <text:p>335,275009274483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A49]*([.A49]-1)/2" office:value-type="float" office:value="79999800000" calcext:value-type="float">
            <text:p>79999800000</text:p>
          </table:table-cell>
          <table:table-cell table:formula="of:=SQRT(1+8*[.B49])/2+1/2" office:value-type="float" office:value="400000" calcext:value-type="float">
            <text:p>400000</text:p>
          </table:table-cell>
          <table:table-cell table:formula="of:=8*[.B49]/(1024*1024*1024)" office:value-type="float" office:value="596.044957637787" calcext:value-type="float">
            <text:p>596,044957637787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A50]*([.A50]-1)/2" office:value-type="float" office:value="124999750000" calcext:value-type="float">
            <text:p>124999750000</text:p>
          </table:table-cell>
          <table:table-cell table:formula="of:=SQRT(1+8*[.B50])/2+1/2" office:value-type="float" office:value="500000" calcext:value-type="float">
            <text:p>500000</text:p>
          </table:table-cell>
          <table:table-cell table:formula="of:=8*[.B50]/(1024*1024*1024)" office:value-type="float" office:value="931.320711970329" calcext:value-type="float">
            <text:p>931,32071197032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formula="of:=[.A51]*([.A51]-1)/2" office:value-type="float" office:value="179999700000" calcext:value-type="float">
            <text:p>179999700000</text:p>
          </table:table-cell>
          <table:table-cell table:formula="of:=SQRT(1+8*[.B51])/2+1/2" office:value-type="float" office:value="600000" calcext:value-type="float">
            <text:p>600000</text:p>
          </table:table-cell>
          <table:table-cell table:formula="of:=8*[.B51]/(1024*1024*1024*1024)" office:value-type="float" office:value="1.30967018776573" calcext:value-type="float">
            <text:p>1,30967018776573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formula="of:=[.A52]*([.A52]-1)/2" office:value-type="float" office:value="244999650000" calcext:value-type="float">
            <text:p>244999650000</text:p>
          </table:table-cell>
          <table:table-cell table:formula="of:=SQRT(1+8*[.B52])/2+1/2" office:value-type="float" office:value="700000" calcext:value-type="float">
            <text:p>700000</text:p>
          </table:table-cell>
          <table:table-cell table:formula="of:=8*[.B52]/(1024*1024*1024*1024)" office:value-type="float" office:value="1.78260706888977" calcext:value-type="float">
            <text:p>1,78260706888977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A53]*([.A53]-1)/2" office:value-type="float" office:value="319999600000" calcext:value-type="float">
            <text:p>319999600000</text:p>
          </table:table-cell>
          <table:table-cell table:formula="of:=SQRT(1+8*[.B53])/2+1/2" office:value-type="float" office:value="800000" calcext:value-type="float">
            <text:p>800000</text:p>
          </table:table-cell>
          <table:table-cell table:formula="of:=8*[.B53]/(1024*1024*1024*1024)" office:value-type="float" office:value="2.32830352615565" calcext:value-type="float">
            <text:p>2,32830352615565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formula="of:=[.A54]*([.A54]-1)/2" office:value-type="float" office:value="404999550000" calcext:value-type="float">
            <text:p>404999550000</text:p>
          </table:table-cell>
          <table:table-cell table:formula="of:=SQRT(1+8*[.B54])/2+1/2" office:value-type="float" office:value="900000" calcext:value-type="float">
            <text:p>900000</text:p>
          </table:table-cell>
          <table:table-cell table:formula="of:=8*[.B54]/(1024*1024*1024*1024)" office:value-type="float" office:value="2.94675955956336" calcext:value-type="float">
            <text:p>2,94675955956336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55]*([.A55]-1)/2" office:value-type="float" office:value="499999500000" calcext:value-type="float">
            <text:p>499999500000</text:p>
          </table:table-cell>
          <table:table-cell table:formula="of:=SQRT(1+8*[.B55])/2+1/2" office:value-type="float" office:value="1000000" calcext:value-type="float">
            <text:p>1000000</text:p>
          </table:table-cell>
          <table:table-cell table:formula="of:=8*[.B55]/(1024*1024*1024*1024)" office:value-type="float" office:value="3.63797516911291" calcext:value-type="float">
            <text:p>3,63797516911291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56]*([.A56]-1)/2" office:value-type="float" office:value="1999999000000" calcext:value-type="float">
            <text:p>1999999000000</text:p>
          </table:table-cell>
          <table:table-cell table:formula="of:=SQRT(1+8*[.B56])/2+1/2" office:value-type="float" office:value="2000000" calcext:value-type="float">
            <text:p>2000000</text:p>
          </table:table-cell>
          <table:table-cell table:formula="of:=8*[.B56]/(1024*1024*1024*1024)" office:value-type="float" office:value="14.5519079524092" calcext:value-type="float">
            <text:p>14,5519079524092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57]*([.A57]-1)/2" office:value-type="float" office:value="4499998500000" calcext:value-type="float">
            <text:p>4499998500000</text:p>
          </table:table-cell>
          <table:table-cell table:formula="of:=SQRT(1+8*[.B57])/2+1/2" office:value-type="float" office:value="3000000" calcext:value-type="float">
            <text:p>3000000</text:p>
          </table:table-cell>
          <table:table-cell table:formula="of:=8*[.B57]/(1024*1024*1024*1024)" office:value-type="float" office:value="32.741798349889" calcext:value-type="float">
            <text:p>32,741798349889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58]*([.A58]-1)/2" office:value-type="float" office:value="7999998000000" calcext:value-type="float">
            <text:p>7999998000000</text:p>
          </table:table-cell>
          <table:table-cell table:formula="of:=SQRT(1+8*[.B58])/2+1/2" office:value-type="float" office:value="4000000" calcext:value-type="float">
            <text:p>4000000</text:p>
          </table:table-cell>
          <table:table-cell table:formula="of:=8*[.B58]/(1024*1024*1024*1024)" office:value-type="float" office:value="58.2076463615522" calcext:value-type="float">
            <text:p>58,2076463615522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59]*([.A59]-1)/2" office:value-type="float" office:value="12499997500000" calcext:value-type="float">
            <text:p>12499997500000</text:p>
          </table:table-cell>
          <table:table-cell table:formula="of:=SQRT(1+8*[.B59])/2+1/2" office:value-type="float" office:value="5000000" calcext:value-type="float">
            <text:p>5000000</text:p>
          </table:table-cell>
          <table:table-cell table:formula="of:=8*[.B59]/(1024*1024*1024*1024)" office:value-type="float" office:value="90.9494519873988" calcext:value-type="float">
            <text:p>90,9494519873988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60]*([.A60]-1)/2" office:value-type="float" office:value="17999997000000" calcext:value-type="float">
            <text:p>17999997000000</text:p>
          </table:table-cell>
          <table:table-cell table:formula="of:=SQRT(1+8*[.B60])/2+1/2" office:value-type="float" office:value="6000000" calcext:value-type="float">
            <text:p>6000000</text:p>
          </table:table-cell>
          <table:table-cell table:formula="of:=8*[.B60]/(1024*1024*1024*1024)" office:value-type="float" office:value="130.967215227429" calcext:value-type="float">
            <text:p>130,967215227429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61]*([.A61]-1)/2" office:value-type="float" office:value="24499996500000" calcext:value-type="float">
            <text:p>24499996500000</text:p>
          </table:table-cell>
          <table:table-cell table:formula="of:=SQRT(1+8*[.B61])/2+1/2" office:value-type="float" office:value="7000000" calcext:value-type="float">
            <text:p>7000000</text:p>
          </table:table-cell>
          <table:table-cell table:formula="of:=8*[.B61]/(1024*1024*1024*1024)" office:value-type="float" office:value="178.260936081642" calcext:value-type="float">
            <text:p>178,260936081642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62]*([.A62]-1)/2" office:value-type="float" office:value="31999996000000" calcext:value-type="float">
            <text:p>31999996000000</text:p>
          </table:table-cell>
          <table:table-cell table:formula="of:=SQRT(1+8*[.B62])/2+1/2" office:value-type="float" office:value="8000000" calcext:value-type="float">
            <text:p>8000000</text:p>
          </table:table-cell>
          <table:table-cell table:formula="of:=8*[.B62]/(1024*1024*1024*1024)" office:value-type="float" office:value="232.830614550039" calcext:value-type="float">
            <text:p>232,830614550039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63]*([.A63]-1)/2" office:value-type="float" office:value="40499995500000" calcext:value-type="float">
            <text:p>40499995500000</text:p>
          </table:table-cell>
          <table:table-cell table:formula="of:=SQRT(1+8*[.B63])/2+1/2" office:value-type="float" office:value="9000000" calcext:value-type="float">
            <text:p>9000000</text:p>
          </table:table-cell>
          <table:table-cell table:formula="of:=8*[.B63]/(1024*1024*1024*1024)" office:value-type="float" office:value="294.676250632619" calcext:value-type="float">
            <text:p>294,676250632619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64]*([.A64]-1)/2" office:value-type="float" office:value="49999995000000" calcext:value-type="float">
            <text:p>49999995000000</text:p>
          </table:table-cell>
          <table:table-cell table:formula="of:=SQRT(1+8*[.B64])/2+1/2" office:value-type="float" office:value="10000000" calcext:value-type="float">
            <text:p>10000000</text:p>
          </table:table-cell>
          <table:table-cell table:formula="of:=8*[.B64]/(1024*1024*1024*1024)" office:value-type="float" office:value="363.797844329383" calcext:value-type="float">
            <text:p>363,797844329383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65]*([.A65]-1)/2" office:value-type="float" office:value="199999990000000" calcext:value-type="float">
            <text:p>199999990000000</text:p>
          </table:table-cell>
          <table:table-cell table:formula="of:=SQRT(1+8*[.B65])/2+1/2" office:value-type="float" office:value="20000000" calcext:value-type="float">
            <text:p>20000000</text:p>
          </table:table-cell>
          <table:table-cell table:formula="of:=8*[.B65]/(1024*1024*1024*1024*1024)" office:value-type="float" office:value="1.42108540046593" calcext:value-type="float">
            <text:p>1,42108540046593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formula="of:=[.A66]*([.A66]-1)/2" office:value-type="float" office:value="449999985000000" calcext:value-type="float">
            <text:p>449999985000000</text:p>
          </table:table-cell>
          <table:table-cell table:formula="of:=SQRT(1+8*[.B66])/2+1/2" office:value-type="float" office:value="30000000" calcext:value-type="float">
            <text:p>30000000</text:p>
          </table:table-cell>
          <table:table-cell table:formula="of:=8*[.B66]/(1024*1024*1024*1024*1024)" office:value-type="float" office:value="3.19744220433904" calcext:value-type="float">
            <text:p>3,19744220433904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formula="of:=[.A67]*([.A67]-1)/2" office:value-type="float" office:value="799999980000000" calcext:value-type="float">
            <text:p>799999980000000</text:p>
          </table:table-cell>
          <table:table-cell table:formula="of:=SQRT(1+8*[.B67])/2+1/2" office:value-type="float" office:value="40000000" calcext:value-type="float">
            <text:p>40000000</text:p>
          </table:table-cell>
          <table:table-cell table:formula="of:=8*[.B67]/(1024*1024*1024*1024*1024)" office:value-type="float" office:value="5.68434174397225" calcext:value-type="float">
            <text:p>5,68434174397225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68]*([.A68]-1)/2" office:value-type="float" office:value="1249999975000000" calcext:value-type="float">
            <text:p>1249999975000000</text:p>
          </table:table-cell>
          <table:table-cell table:formula="of:=SQRT(1+8*[.B68])/2+1/2" office:value-type="float" office:value="50000000" calcext:value-type="float">
            <text:p>50000000</text:p>
          </table:table-cell>
          <table:table-cell table:formula="of:=8*[.B68]/(1024*1024*1024*1024*1024)" office:value-type="float" office:value="8.88178401936557" calcext:value-type="float">
            <text:p>8,88178401936557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formula="of:=[.A69]*([.A69]-1)/2" office:value-type="float" office:value="1799999970000000" calcext:value-type="float">
            <text:p>1799999970000000</text:p>
          </table:table-cell>
          <table:table-cell table:formula="of:=SQRT(1+8*[.B69])/2+1/2" office:value-type="float" office:value="60000000" calcext:value-type="float">
            <text:p>60000000</text:p>
          </table:table-cell>
          <table:table-cell table:formula="of:=8*[.B69]/(1024*1024*1024*1024*1024)" office:value-type="float" office:value="12.789769030519" calcext:value-type="float">
            <text:p>12,789769030519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table:formula="of:=[.A70]*([.A70]-1)/2" office:value-type="float" office:value="2449999965000000" calcext:value-type="float">
            <text:p>2449999965000000</text:p>
          </table:table-cell>
          <table:table-cell table:formula="of:=SQRT(1+8*[.B70])/2+1/2" office:value-type="float" office:value="70000000" calcext:value-type="float">
            <text:p>70000000</text:p>
          </table:table-cell>
          <table:table-cell table:formula="of:=8*[.B70]/(1024*1024*1024*1024*1024)" office:value-type="float" office:value="17.4082967774325" calcext:value-type="float">
            <text:p>17,4082967774325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table:formula="of:=[.A71]*([.A71]-1)/2" office:value-type="float" office:value="3199999960000000" calcext:value-type="float">
            <text:p>3199999960000000</text:p>
          </table:table-cell>
          <table:table-cell table:formula="of:=SQRT(1+8*[.B71])/2+1/2" office:value-type="float" office:value="80000000" calcext:value-type="float">
            <text:p>80000000</text:p>
          </table:table-cell>
          <table:table-cell table:formula="of:=8*[.B71]/(1024*1024*1024*1024*1024)" office:value-type="float" office:value="22.7373672601061" calcext:value-type="float">
            <text:p>22,7373672601061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table:formula="of:=[.A72]*([.A72]-1)/2" office:value-type="float" office:value="4049999955000000" calcext:value-type="float">
            <text:p>4049999955000000</text:p>
          </table:table-cell>
          <table:table-cell table:formula="of:=SQRT(1+8*[.B72])/2+1/2" office:value-type="float" office:value="90000000" calcext:value-type="float">
            <text:p>90000000</text:p>
          </table:table-cell>
          <table:table-cell table:formula="of:=8*[.B72]/(1024*1024*1024*1024*1024)" office:value-type="float" office:value="28.7769804785398" calcext:value-type="float">
            <text:p>28,7769804785398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[.A73]*([.A73]-1)/2" office:value-type="float" office:value="4999999950000000" calcext:value-type="float">
            <text:p>4999999950000000</text:p>
          </table:table-cell>
          <table:table-cell table:formula="of:=SQRT(1+8*[.B73])/2+1/2" office:value-type="float" office:value="100000000" calcext:value-type="float">
            <text:p>100000000</text:p>
          </table:table-cell>
          <table:table-cell table:formula="of:=8*[.B73]/(1024*1024*1024*1024*1024)" office:value-type="float" office:value="35.5271364327336" calcext:value-type="float">
            <text:p>35,5271364327336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table:formula="of:=[.A74]*([.A74]-1)/2" office:value-type="float" office:value="1.99999999E+016" calcext:value-type="float">
            <text:p>1,99999999E+016</text:p>
          </table:table-cell>
          <table:table-cell table:formula="of:=SQRT(1+8*[.B74])/2+1/2" office:value-type="float" office:value="200000000" calcext:value-type="float">
            <text:p>200000000</text:p>
          </table:table-cell>
          <table:table-cell table:formula="of:=8*[.B74]/(1024*1024*1024*1024*1024)" office:value-type="float" office:value="142.108546441477" calcext:value-type="float">
            <text:p>142,108546441477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float" office:value="300000000" calcext:value-type="float">
            <text:p>300000000</text:p>
          </table:table-cell>
          <table:table-cell table:formula="of:=[.A75]*([.A75]-1)/2" office:value-type="float" office:value="4.499999985E+016" calcext:value-type="float">
            <text:p>4,499999985E+016</text:p>
          </table:table-cell>
          <table:table-cell table:formula="of:=SQRT(1+8*[.B75])/2+1/2" office:value-type="float" office:value="300000000" calcext:value-type="float">
            <text:p>300000000</text:p>
          </table:table-cell>
          <table:table-cell table:formula="of:=8*[.B75]/(1024*1024*1024*1024*1024)" office:value-type="float" office:value="319.744230026231" calcext:value-type="float">
            <text:p>319,744230026231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float" office:value="400000000" calcext:value-type="float">
            <text:p>400000000</text:p>
          </table:table-cell>
          <table:table-cell table:formula="of:=[.A76]*([.A76]-1)/2" office:value-type="float" office:value="7.99999998E+016" calcext:value-type="float">
            <text:p>7,99999998E+016</text:p>
          </table:table-cell>
          <table:table-cell table:formula="of:=SQRT(1+8*[.B76])/2+1/2" office:value-type="float" office:value="400000000" calcext:value-type="float">
            <text:p>400000000</text:p>
          </table:table-cell>
          <table:table-cell table:formula="of:=8*[.B76]/(1024*1024*1024*1024*1024)" office:value-type="float" office:value="568.434187186995" calcext:value-type="float">
            <text:p>568,434187186995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table:formula="of:=[.A77]*([.A77]-1)/2" office:value-type="float" office:value="1.2499999975E+017" calcext:value-type="float">
            <text:p>1,2499999975E+017</text:p>
          </table:table-cell>
          <table:table-cell table:formula="of:=SQRT(1+8*[.B77])/2+1/2" office:value-type="float" office:value="500000000" calcext:value-type="float">
            <text:p>500000000</text:p>
          </table:table-cell>
          <table:table-cell table:formula="of:=8*[.B77]/(1024*1024*1024*1024*1024)" office:value-type="float" office:value="888.178417923768" calcext:value-type="float">
            <text:p>888,178417923768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float" office:value="600000000" calcext:value-type="float">
            <text:p>600000000</text:p>
          </table:table-cell>
          <table:table-cell table:formula="of:=[.A78]*([.A78]-1)/2" office:value-type="float" office:value="1.799999997E+017" calcext:value-type="float">
            <text:p>1,799999997E+017</text:p>
          </table:table-cell>
          <table:table-cell table:formula="of:=SQRT(1+8*[.B78])/2+1/2" office:value-type="float" office:value="600000000" calcext:value-type="float">
            <text:p>600000000</text:p>
          </table:table-cell>
          <table:table-cell table:formula="of:=8*[.B78]/(1024*1024*1024*1024*1024*1024)" office:value-type="float" office:value="1.24900090062163" calcext:value-type="float">
            <text:p>1,24900090062163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float" office:value="700000000" calcext:value-type="float">
            <text:p>700000000</text:p>
          </table:table-cell>
          <table:table-cell table:formula="of:=[.A79]*([.A79]-1)/2" office:value-type="float" office:value="2.4499999965E+017" calcext:value-type="float">
            <text:p>2,4499999965E+017</text:p>
          </table:table-cell>
          <table:table-cell table:formula="of:=SQRT(1+8*[.B79])/2+1/2" office:value-type="float" office:value="700000000" calcext:value-type="float">
            <text:p>700000000</text:p>
          </table:table-cell>
          <table:table-cell table:formula="of:=8*[.B79]/(1024*1024*1024*1024*1024*1024)" office:value-type="float" office:value="1.70002900402866" calcext:value-type="float">
            <text:p>1,70002900402866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table:formula="of:=[.A80]*([.A80]-1)/2" office:value-type="float" office:value="3.199999996E+017" calcext:value-type="float">
            <text:p>3,199999996E+017</text:p>
          </table:table-cell>
          <table:table-cell table:formula="of:=SQRT(1+8*[.B80])/2+1/2" office:value-type="float" office:value="800000000" calcext:value-type="float">
            <text:p>800000000</text:p>
          </table:table-cell>
          <table:table-cell table:formula="of:=8*[.B80]/(1024*1024*1024*1024*1024*1024)" office:value-type="float" office:value="2.22044604647476" calcext:value-type="float">
            <text:p>2,22044604647476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float" office:value="900000000" calcext:value-type="float">
            <text:p>900000000</text:p>
          </table:table-cell>
          <table:table-cell table:formula="of:=[.A81]*([.A81]-1)/2" office:value-type="float" office:value="4.0499999955E+017" calcext:value-type="float">
            <text:p>4,0499999955E+017</text:p>
          </table:table-cell>
          <table:table-cell table:formula="of:=SQRT(1+8*[.B81])/2+1/2" office:value-type="float" office:value="900000000" calcext:value-type="float">
            <text:p>900000000</text:p>
          </table:table-cell>
          <table:table-cell table:formula="of:=8*[.B81]/(1024*1024*1024*1024*1024*1024)" office:value-type="float" office:value="2.81025202795993" calcext:value-type="float">
            <text:p>2,81025202795993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table:formula="of:=[.A82]*([.A82]-1)/2" office:value-type="float" office:value="4.999999995E+017" calcext:value-type="float">
            <text:p>4,999999995E+017</text:p>
          </table:table-cell>
          <table:table-cell table:formula="of:=SQRT(1+8*[.B82])/2+1/2" office:value-type="float" office:value="1000000000" calcext:value-type="float">
            <text:p>1000000000</text:p>
          </table:table-cell>
          <table:table-cell table:formula="of:=8*[.B82]/(1024*1024*1024*1024*1024*1024)" office:value-type="float" office:value="3.46944694848417" calcext:value-type="float">
            <text:p>3,46944694848417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float" office:value="2000000000" calcext:value-type="float">
            <text:p>2000000000</text:p>
          </table:table-cell>
          <table:table-cell table:formula="of:=[.A83]*([.A83]-1)/2" office:value-type="float" office:value="1.999999999E+018" calcext:value-type="float">
            <text:p>1,999999999E+018</text:p>
          </table:table-cell>
          <table:table-cell table:formula="of:=SQRT(1+8*[.B83])/2+1/2" office:value-type="float" office:value="2000000000" calcext:value-type="float">
            <text:p>2000000000</text:p>
          </table:table-cell>
          <table:table-cell table:formula="of:=8*[.B83]/(1024*1024*1024*1024*1024*1024)" office:value-type="float" office:value="13.8777878008756" calcext:value-type="float">
            <text:p>13,8777878008756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table:formula="of:=[.A84]*([.A84]-1)/2" office:value-type="float" office:value="4.4999999985E+018" calcext:value-type="float">
            <text:p>4,4999999985E+018</text:p>
          </table:table-cell>
          <table:table-cell table:formula="of:=SQRT(1+8*[.B84])/2+1/2" office:value-type="float" office:value="3000000000" calcext:value-type="float">
            <text:p>3000000000</text:p>
          </table:table-cell>
          <table:table-cell table:formula="of:=8*[.B84]/(1024*1024*1024*1024*1024*1024)" office:value-type="float" office:value="31.2250225571742" calcext:value-type="float">
            <text:p>31,2250225571742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float" office:value="4000000000" calcext:value-type="float">
            <text:p>4000000000</text:p>
          </table:table-cell>
          <table:table-cell table:formula="of:=[.A85]*([.A85]-1)/2" office:value-type="float" office:value="7.999999998E+018" calcext:value-type="float">
            <text:p>7,999999998E+018</text:p>
          </table:table-cell>
          <table:table-cell table:formula="of:=SQRT(1+8*[.B85])/2+1/2" office:value-type="float" office:value="4000000000" calcext:value-type="float">
            <text:p>4000000000</text:p>
          </table:table-cell>
          <table:table-cell table:formula="of:=8*[.B85]/(1024*1024*1024*1024*1024*1024)" office:value-type="float" office:value="55.51115121738" calcext:value-type="float">
            <text:p>55,51115121738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float" office:value="5000000000" calcext:value-type="float">
            <text:p>5000000000</text:p>
          </table:table-cell>
          <table:table-cell table:formula="of:=[.A86]*([.A86]-1)/2" office:value-type="float" office:value="1.24999999975E+019" calcext:value-type="float">
            <text:p>1,24999999975E+019</text:p>
          </table:table-cell>
          <table:table-cell table:formula="of:=SQRT(1+8*[.B86])/2+1/2" office:value-type="float" office:value="5000000000" calcext:value-type="float">
            <text:p>5000000000</text:p>
          </table:table-cell>
          <table:table-cell table:formula="of:=8*[.B86]/(1024*1024*1024*1024*1024*1024)" office:value-type="float" office:value="86.7361737814931" calcext:value-type="float">
            <text:p>86,7361737814931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float" office:value="6000000000" calcext:value-type="float">
            <text:p>6000000000</text:p>
          </table:table-cell>
          <table:table-cell table:formula="of:=[.A87]*([.A87]-1)/2" office:value-type="float" office:value="1.7999999997E+019" calcext:value-type="float">
            <text:p>1,7999999997E+019</text:p>
          </table:table-cell>
          <table:table-cell table:formula="of:=SQRT(1+8*[.B87])/2+1/2" office:value-type="float" office:value="6000000000" calcext:value-type="float">
            <text:p>6000000000</text:p>
          </table:table-cell>
          <table:table-cell table:formula="of:=8*[.B87]/(1024*1024*1024*1024*1024*1024)" office:value-type="float" office:value="124.900090249513" calcext:value-type="float">
            <text:p>124,900090249513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float" office:value="7000000000" calcext:value-type="float">
            <text:p>7000000000</text:p>
          </table:table-cell>
          <table:table-cell table:formula="of:=[.A88]*([.A88]-1)/2" office:value-type="float" office:value="2.44999999965E+019" calcext:value-type="float">
            <text:p>2,44999999965E+019</text:p>
          </table:table-cell>
          <table:table-cell table:formula="of:=SQRT(1+8*[.B88])/2+1/2" office:value-type="float" office:value="7000000000" calcext:value-type="float">
            <text:p>7000000000</text:p>
          </table:table-cell>
          <table:table-cell table:formula="of:=8*[.B88]/(1024*1024*1024*1024*1024*1024)" office:value-type="float" office:value="170.002900621441" calcext:value-type="float">
            <text:p>170,002900621441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float" office:value="8000000000" calcext:value-type="float">
            <text:p>8000000000</text:p>
          </table:table-cell>
          <table:table-cell table:formula="of:=[.A89]*([.A89]-1)/2" office:value-type="float" office:value="3.1999999996E+019" calcext:value-type="float">
            <text:p>3,1999999996E+019</text:p>
          </table:table-cell>
          <table:table-cell table:formula="of:=SQRT(1+8*[.B89])/2+1/2" office:value-type="float" office:value="8000000000" calcext:value-type="float">
            <text:p>8000000000</text:p>
          </table:table-cell>
          <table:table-cell table:formula="of:=8*[.B89]/(1024*1024*1024*1024*1024*1024)" office:value-type="float" office:value="222.044604897276" calcext:value-type="float">
            <text:p>222,044604897276</text:p>
          </table:table-cell>
          <table:table-cell office:value-type="string" calcext:value-type="string">
            <text:p>E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1" meta:cell-count="445" meta:object-count="0"/>
  </office:meta>
</office:document-meta>
</file>